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5917in" table:align="center" style:writing-mode="lr-tb"/>
    </style:style>
    <style:style style:name="Tableau1.A" style:family="table-column">
      <style:table-column-properties style:column-width="7.5917in"/>
    </style:style>
    <style:style style:name="Tableau1.1" style:family="table-row">
      <style:table-row-properties style:min-row-height="0.1in" fo:keep-together="auto"/>
    </style:style>
    <style:style style:name="Tableau1.A1" style:family="table-cell">
      <style:table-cell-properties style:vertical-align="middle" fo:background-color="#f4b29b" fo:padding="0in" fo:border="none" style:writing-mode="lr-tb">
        <style:background-image/>
      </style:table-cell-properties>
    </style:style>
    <style:style style:name="Tableau1.2" style:family="table-row">
      <style:table-row-properties style:min-row-height="1in" fo:keep-together="auto"/>
    </style:style>
    <style:style style:name="Tableau1.A2" style:family="table-cell">
      <style:table-cell-properties style:vertical-align="middle" fo:background-color="#d34817" fo:padding-left="0in" fo:padding-right="0in" fo:padding-top="0.1in" fo:padding-bottom="0.1in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in" fo:border="none" style:writing-mode="lr-tb">
        <style:background-image/>
      </style:table-cell-properties>
    </style:style>
    <style:style style:name="Tableau1.4" style:family="table-row">
      <style:table-row-properties style:min-row-height="0.5in" fo:keep-together="auto"/>
    </style:style>
    <style:style style:name="Tableau1.A4" style:family="table-cell">
      <style:table-cell-properties style:vertical-align="bottom" fo:padding-left="0in" fo:padding-right="0in" fo:padding-top="0.1in" fo:padding-bottom="0.1in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Heading">
      <style:text-properties fo:font-variant="small-caps"/>
    </style:style>
    <style:style style:name="P3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4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5" style:family="paragraph" style:parent-style-name="Sans_20_interligne">
      <style:paragraph-properties fo:text-align="center" style:justify-single-word="false" style:snap-to-layout-gri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6" style:family="paragraph" style:parent-style-name="Standard">
      <style:text-properties fo:font-size="11.5pt" style:font-size-asian="11.5pt" style:font-size-complex="11.5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Footer">
      <style:paragraph-properties fo:text-align="end" style:justify-single-word="false"/>
      <style:text-properties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P12" style:family="paragraph" style:parent-style-name="Sans_20_interligne">
      <style:paragraph-properties fo:text-align="center" style:justify-single-word="false" style:snap-to-layout-grid="false"/>
      <style:text-properties fo:color="#ffffff" style:font-name="Franklin Gothic Book" fo:font-size="36pt" style:font-size-asian="36pt" style:font-name-complex="Franklin Gothic Book" style:font-size-complex="36pt"/>
    </style:style>
    <style:style style:name="P13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14" style:family="paragraph">
      <style:paragraph-properties fo:margin-top="0in" fo:margin-bottom="0in" fo:line-height="100%" fo:text-align="center" style:writing-mode="lr-tb"/>
    </style:style>
    <style:style style:name="P15" style:family="paragraph">
      <style:paragraph-properties style:writing-mode="lr-tb"/>
    </style:style>
    <style:style style:name="P16" style:family="paragraph">
      <style:paragraph-properties fo:margin-top="0in" fo:margin-bottom="0in" fo:line-height="100%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padding-top="0in" fo:padding-bottom="0in" fo:padding-left="0in" fo:padding-right="0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38in" svg:stroke-color="#000000" draw:stroke-linejoin="miter" draw:fill="none" draw:fill-color="#000000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in" fo:padding-bottom="0.1201in" fo:padding-left="0.15in" fo:padding-right="0.05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102in" svg:stroke-color="#000000" draw:stroke-linejoin="miter" draw:fill="none" draw:fill-color="#000000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char" draw:z-index="8" draw:name="Forme automatique 622" draw:style-name="gr4" draw:text-style-name="P15" svg:width="7.7969in" svg:height="10.3189in" svg:x="0.2354in" svg:y="0.6866in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3429in" svg:y="2.9283in" svg:width="7.5811in" draw:z-index="7"><draw:text-box fo:min-height="0.0161in"><table:table table:name="Tableau1" table:style-name="Tableau1"><table:table-column table:style-name="Tableau1.A"/><table:table-row table:style-name="Tableau1.1"><table:table-cell table:style-name="Tableau1.A1" office:value-type="string"><text:p text:style-name="P3"/></table:table-cell></table:table-row><table:table-row table:style-name="Tableau1.2"><table:table-cell table:style-name="Tableau1.A2" office:value-type="string"><text:p text:style-name="P12">Dossier de spécification des besoins logiciels</text:p></table:table-cell></table:table-row><table:table-row table:style-name="Tableau1.1"><table:table-cell table:style-name="Tableau1.A3" office:value-type="string"><text:p text:style-name="P3"/></table:table-cell></table:table-row><table:table-row table:style-name="Tableau1.4"><table:table-cell table:style-name="Tableau1.A4" office:value-type="string"><text:p text:style-name="P5">Noms :Joulin, Guiraud</text:p><text:p text:style-name="P4">Prénoms :Tommy, Kévin</text:p><text:p text:style-name="P4">Groupes : 1.2, 1.1</text:p><text:p text:style-name="P4"/><text:p text:style-name="P4">5 pages maximum</text:p></table:table-cell></table:table-row></table:table><text:p text:style-name="Standard"/></draw:text-box></draw:frame></text:p>
      <text:p text:style-name="P1"/>
      <text:p text:style-name="P2">Dossier de spécification des besoins logiciels</text:p>
      <text:h text:style-name="Heading_20_1" text:outline-level="1">But du document</text:h>
      <text:p text:style-name="P6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P7">Conception et fabrication d'un prototype de systeme de guidage.</text:p>
      <text:h text:style-name="Heading_20_2" text:outline-level="2">Environnement</text:h>
      <text:p text:style-name="P7">Hall d'exposition ; possibilité que le hall soit composé de plusieurs salles. Les tests physiques seront toutefois performés dans une sall unique de taille estimée à environ <text:span text:style-name="T2">80m</text:span><text:span text:style-name="T1">2</text:span><text:span text:style-name="T2">.</text:span></text:p>
      <text:h text:style-name="Heading_20_2" text:outline-level="2">Profils des utilisateurs</text:h>
      <text:p text:style-name="P7">Ce projet est destiné à être utilisé par des personnes non-voyantes capables de lire le braille.</text:p>
      <text:h text:style-name="Heading_20_1" text:outline-level="1">Spécifications generale</text:h>
      <text:h text:style-name="Heading_20_2" text:outline-level="2">Description des services attendus</text:h>
      <text:p text:style-name="P7">Guidage de l'utilisateur d'un point A à un point B dans un hall d'exposition.</text:p>
      <text:h text:style-name="Heading_20_2" text:outline-level="2">Description générale des fonctions</text:h>
      <text:p text:style-name="P7">Saisie des commandes et retour des données adaptés à une utilisation ergonomique. La saisie se fait à partir d'un clavier de 3 touches avec surface en braille. Le retour des données est vocal, et synthétisé.</text:p>
      <text:p text:style-name="P7">Localisation 2D de l'utilisateur en « temps réel » (&lt;2s) et détermination du parcours nécessaire pour le relier au point B. La position est récupérée par une triangulation en Wi-Fi ; l'orientation par une boussole électronique.</text:p>
      <text:h text:style-name="P10" text:outline-level="1">Exigences opérationnelles</text:h>
      <text:p text:style-name="Standard"/>
      <text:h text:style-name="Heading_20_2" text:outline-level="2">Contraintes d’exploitation</text:h>
      <text:p text:style-name="P7">Pour pouvoir retrouver la position de l'utilisateur, l'appareil a besoin qu'au moins 3 balises se trouvent à portée. Les balises sont des bornes d'accès Wi-Fi ; l'appareil calculera sa position en triangulant la puissance de chaque signal. </text:p>
      <text:p text:style-name="P7">Les autres technologies considérées sont l'infrarouge, le Bluetooth et des bandes colorées placées au sol. Cette dernière nous semble toutefois peu efficace en cas de forte affluence autour de l'utilisateur.</text:p>
      <text:h text:style-name="Heading_20_2" text:outline-level="2">Modes de fonctionnement</text:h>
      <text:p text:style-name="P7">L'appareil doit être capable de fonctionner en autonomie, c'est-à-dire sans liaison physique à une source d'énergie requise (fonctionnement sur batterie uniquement).</text:p>
      <text:p text:style-name="P7">Il n'est pas nécessaire pour les balises d'être autonome.</text:p>
      <text:h text:style-name="Heading_20_2" text:outline-level="2">Capacités</text:h>
      <text:p text:style-name="P7">Pas de contraintes particulières.</text:p>
      <text:h text:style-name="Heading_20_2" text:outline-level="2">Performances</text:h>
      <text:p text:style-name="P7">La géolocalisation doit se faire en « temps réel » (&lt; 2s).</text:p>
      <text:h text:style-name="Heading_20_2" text:outline-level="2">Sûreté de fonctionnement</text:h>
      <text:p text:style-name="P7">L'appareil ne doit pas poser de risque quelconque à l'utilisateur (sûreté électrique, isolation des composants, sûreté mécanique, rigidité de l'appareil).</text:p>
      <text:h text:style-name="Heading_20_1" text:outline-level="1">Exigences techniques</text:h>
      <text:h text:style-name="Heading_20_2" text:outline-level="2">Logiciels imposés</text:h>
      <text:p text:style-name="P7">Le langage C est imposé.</text:p>
      <text:h text:style-name="Heading_20_2" text:outline-level="2">Algorithmes imposés</text:h>
      <text:p text:style-name="P7">L'algorithme de recherche de Dijsktra est l'algorithme imposé pour la version 1 du projet.</text:p>
      <text:h text:style-name="Heading_20_2" text:outline-level="2">Interface avec le matériel</text:h>
      <text:p text:style-name="P7">Il est attendu que Processing soit utilisé pour interagir avec le matériel.</text:p>
      <text:h text:style-name="Heading_20_2" text:outline-level="2">Interface avec d’autres logiciels</text:h>
      <text:p text:style-name="P7">Le code produit devra intéragir avec les librairies nécessaires pour l'utilisation des différents composants rajoutés à la carte Arduino.</text:p>
      <text:h text:style-name="Heading_20_2" text:outline-level="2"><text:soft-page-break/>Architecture matérielle opérationnelle</text:h>
      <text:p text:style-name="P7">L'architecture exigée est une plateforme Arduino. </text:p>
      <text:p text:style-name="P7">La saisie se fait par un clavier à trois touches (Précédent, Valider, Suivant) ; il sera <text:span text:style-name="T3">à priori</text:span><text:span text:style-name="T4"> fabriqué en utilisant des pièces produites avec une imprimante 3D. </text:span></text:p>
      <text:p text:style-name="P7"><text:span text:style-name="T4">Une boussole électronique sera nécessaire pour déterminer l'orientation de l'utilisateur.</text:span></text:p>
      <text:p text:style-name="P7"><text:span text:style-name="T4">La synthèse vocale nécessitera une micropuce en accordance.</text:span></text:p>
      <text:h text:style-name="Heading_20_1" text:outline-level="1">Scenarii d’utilisations</text:h>
      <text:p text:style-name="P7">L'utilisateur n'est pas en mouvement et n'a pas demandé de chemin : Vérifier sa position à intervalles plus longs.</text:p>
      <text:p text:style-name="P7">L'utilisateur est en mouvement mais n'a pas demandé de chemin : On surveille sa position.</text:p>
      <text:p text:style-name="P7">L'utilisateur a demandé un chemin : On lui indique la direction à prendre à chaque intersection jusqu'à son arrivée à destination.</text:p>
      <text:p text:style-name="P7">L'utilisateur n'est plus à portée de suffisament de bornes : Message d'avertissement.</text:p>
      <text:p text:style-name="P7">L'utilisateur ne prend pas la direction indiquée à une intersection : Message d'avertissement, possibilité de recalc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fo:line-height="115%" fo:orphans="2" fo:widows="2" style:writing-mode="lr-tb"/>
      <style:text-properties style:use-window-font-color="true" style:font-name="Perpetua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5in" fo:margin-bottom="0.139in"/>
      <style:text-properties fo:text-transform="uppercase" fo:color="#d34817" fo:font-size="26pt" fo:letter-spacing="0.0071in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3"/>
    </style:style>
    <style:style style:name="Caption" style:family="paragraph" style:parent-style-name="Standard" style:next-style-name="Standard" style:class="extra">
      <style:text-properties fo:color="#9d3511" fo:font-size="8pt" fo:font-weight="bold" style:font-size-asian="8pt" style:font-weight-asian="bold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39in" fo:margin-bottom="0in" fo:background-color="#d34817">
        <style:background-image/>
      </style:paragraph-properties>
      <style:text-properties fo:text-transform="uppercase" fo:color="#ffffff" fo:font-size="11pt" fo:letter-spacing="0.0102in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fo:background-color="#f9d8cd">
        <style:background-image/>
      </style:paragraph-properties>
      <style:text-properties fo:text-transform="uppercase" fo:font-size="11pt" fo:letter-spacing="0.0102in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083in" fo:margin-bottom="0in"/>
      <style:text-properties fo:text-transform="uppercase" fo:color="#68230b" fo:font-size="11pt" fo:letter-spacing="0.0102in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083in" fo:margin-bottom="0in"/>
      <style:text-properties fo:text-transform="uppercase" fo:color="#9d3511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083in" fo:margin-bottom="0in"/>
      <style:text-properties fo:text-transform="uppercase" fo:color="#9d3511" fo:font-size="11pt" fo:letter-spacing="0.0071in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083in" fo:margin-bottom="0in"/>
      <style:text-properties fo:text-transform="uppercase" fo:color="#9d3511" fo:font-size="11pt" fo:letter-spacing="0.0071in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083in" fo:margin-bottom="0in"/>
      <style:text-properties fo:text-transform="uppercase" fo:color="#9d3511" fo:font-size="11pt" fo:letter-spacing="0.0071in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083in" fo:margin-bottom="0in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083in" fo:margin-bottom="0in"/>
      <style:text-properties fo:text-transform="uppercase" fo:font-size="9pt" fo:letter-spacing="0.0071in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139in" fo:margin-bottom="0.6945in" fo:line-height="100%"/>
      <style:text-properties fo:text-transform="uppercase" fo:color="#595959" fo:font-size="12pt" fo:letter-spacing="0.0071in" style:font-size-asian="12pt" style:font-size-complex="12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1in" fo:margin-right="1in" fo:margin-top="0.139in" fo:margin-bottom="0.1945in" fo:text-align="justify" style:justify-single-word="false" fo:orphans="2" fo:widows="2" fo:text-indent="0in" style:auto-text-indent="false" fo:padding-left="0in" fo:padding-right="0in" fo:padding-top="0.139in" fo:padding-bottom="0.139in" fo:border-left="none" fo:border-right="none" fo:border-top="0.06pt solid #ff0000" fo:border-bottom="2.49pt solid #ff0000"/>
      <style:text-properties fo:color="#808080" style:font-name="Perpetua" fo:font-size="14pt" fo:language="fr" fo:country="FR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="100%" fo:margin-left="0.9in" fo:margin-right="0.8in" fo:margin-top="0.139in" fo:margin-bottom="0in" fo:text-align="justify" style:justify-single-word="false" fo:text-indent="0in" style:auto-text-indent="fals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>
      <style:paragraph-properties fo:margin-top="0.139in" fo:margin-bottom="0in"/>
    </style:style>
    <style:style style:name="Liste_20_à_20_puces_20_2" style:display-name="Liste à puces 2" style:family="paragraph" style:parent-style-name="Standard">
      <style:paragraph-properties fo:margin-top="0.139in" fo:margin-bottom="0in"/>
    </style:style>
    <style:style style:name="Liste_20_à_20_puces_20_3" style:display-name="Liste à puces 3" style:family="paragraph" style:parent-style-name="Standard">
      <style:paragraph-properties fo:margin-top="0.139in" fo:margin-bottom="0in"/>
    </style:style>
    <style:style style:name="Liste_20_à_20_puces_20_4" style:display-name="Liste à puces 4" style:family="paragraph" style:parent-style-name="Standard">
      <style:paragraph-properties fo:margin-top="0.139in" fo:margin-bottom="0in"/>
    </style:style>
    <style:style style:name="Liste_20_à_20_puces_20_5" style:display-name="Liste à puces 5" style:family="paragraph" style:parent-style-name="Standard">
      <style:paragraph-properties fo:margin-top="0.139in" fo:margin-bottom="0in"/>
    </style:style>
    <style:style style:name="Sans_20_interligne" style:display-name="Sans interligne" style:family="paragraph" style:parent-style-name="Standard">
      <style:paragraph-properties fo:margin-top="0in" fo:margin-bottom="0in" fo:line-height="100%"/>
    </style:style>
    <style:style style:name="Quotations" style:family="paragraph" style:parent-style-name="Standard" style:next-style-name="Standard" style:class="html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139in" fo:margin-bottom="0.028in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5in" fo:margin-right="0in" fo:margin-top="0.139in" fo:margin-bottom="0.028in" fo:line-height="100%" fo:text-indent="0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098in" fo:margin-right="0in" fo:margin-top="0.139in" fo:margin-bottom="0.028in" fo:line-height="100%" fo:text-indent="0in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598in" fo:margin-right="0in" fo:margin-top="0.139in" fo:margin-bottom="0.028in" fo:line-height="100%" fo:text-indent="0in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6098in" fo:margin-right="0in" fo:margin-top="0.139in" fo:margin-bottom="0.028in" fo:line-height="100%" fo:text-indent="0in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598in" fo:margin-right="0in" fo:margin-top="0.139in" fo:margin-bottom="0.028in" fo:line-height="100%" fo:text-indent="0in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9201in" fo:margin-right="0in" fo:margin-top="0.139in" fo:margin-bottom="0.028in" fo:line-height="100%" fo:text-indent="0in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.0693in" fo:margin-right="0in" fo:margin-top="0.139in" fo:margin-bottom="0.028in" fo:line-height="100%" fo:text-indent="0in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222in" fo:margin-right="0in" fo:margin-top="0.139in" fo:margin-bottom="0.028in" fo:line-height="100%" fo:text-indent="0in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="100%" fo:margin-left="0.5in" fo:margin-right="0in" fo:text-indent="0in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102in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102in" fo:background-color="#f9d8cd"/>
    </style:style>
    <style:style style:name="Titre_20_3_20_Car" style:display-name="Titre 3 Car" style:family="text">
      <style:text-properties fo:text-transform="uppercase" fo:color="#68230b" fo:letter-spacing="0.0102in"/>
    </style:style>
    <style:style style:name="Titre_20_Car" style:display-name="Titre Car" style:family="text">
      <style:text-properties fo:text-transform="uppercase" fo:color="#d34817" fo:font-size="26pt" fo:letter-spacing="0.0071in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071in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35in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text-transform="uppercase" fo:color="#9d3511" fo:letter-spacing="0.0071in"/>
    </style:style>
    <style:style style:name="Titre_20_5_20_Car" style:display-name="Titre 5 Car" style:family="text">
      <style:text-properties fo:text-transform="uppercase" fo:color="#9d3511" fo:letter-spacing="0.0071in"/>
    </style:style>
    <style:style style:name="Titre_20_6_20_Car" style:display-name="Titre 6 Car" style:family="text">
      <style:text-properties fo:text-transform="uppercase" fo:color="#9d3511" fo:letter-spacing="0.0071in"/>
    </style:style>
    <style:style style:name="Titre_20_7_20_Car" style:display-name="Titre 7 Car" style:family="text">
      <style:text-properties fo:text-transform="uppercase" fo:color="#9d3511" fo:letter-spacing="0.0071in"/>
    </style:style>
    <style:style style:name="Titre_20_8_20_Car" style:display-name="Titre 8 Car" style:family="text">
      <style:text-properties fo:text-transform="uppercase" fo:font-size="9pt" fo:letter-spacing="0.0071in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071in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071in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○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MP2" style:family="paragraph">
      <style:paragraph-properties fo:margin-top="0in" fo:margin-bottom="0in" fo:line-height="100%" style:writing-mode="lr-tb"/>
    </style:style>
    <style:style style:name="MP3" style:family="paragraph">
      <style:paragraph-properties style:writing-mode="lr-tb"/>
    </style:style>
    <style:style style:name="MP4" style:family="paragraph">
      <style:paragraph-properties fo:margin-top="0in" fo:margin-bottom="0in" fo:line-height="100%" fo:text-align="center" style:writing-mode="lr-tb"/>
    </style:style>
    <style:style style:name="MP5" style:family="paragraph" style:parent-style-name="Footer">
      <style:paragraph-properties fo:text-align="end" style:justify-single-word="false"/>
      <style:text-properties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gr1" style:family="graphic">
      <style:graphic-properties draw:stroke="none" draw:fill="none" draw:fill-color="#ffffff" draw:textarea-horizontal-align="justify" draw:textarea-vertical-align="middle" draw:auto-grow-height="false" draw:auto-grow-width="false" fo:padding-top="0.1in" fo:padding-bottom="0.1201in" fo:padding-left="0.15in" fo:padding-right="0.05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000000" draw:stroke-linejoin="miter" draw:fill="none" draw:fill-color="#000000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none" draw:fill="solid" draw:fill-color="#d34817" draw:textarea-horizontal-align="justify" draw:textarea-vertical-align="middle" draw:auto-grow-height="false" draw:auto-grow-width="false" fo:padding-top="0in" fo:padding-bottom="0in" fo:padding-left="0in" fo:padding-right="0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1in" fo:margin-bottom="0.492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075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3</text:page-number></text:span><draw:frame text:anchor-type="char" draw:z-index="2" draw:style-name="Mgr1" draw:text-style-name="MP2" svg:width="9.6949in" svg:height="0.6516in" draw:transform="rotate (1.5707963267949) translate (0.333951224846894in 10.5842519685039in)"><draw:text-box><text:p text:style-name="MP2"><text:span text:style-name="MT2">Dossier de spécification des besoins logiciels | <text:s/>15 Février 2015</text:span></text:p></draw:text-box></draw:frame><draw:custom-shape text:anchor-type="char" draw:z-index="1" draw:name="Forme automatique 21" draw:style-name="Mgr2" draw:text-style-name="MP3" svg:width="7.7941in" svg:height="10.3177in" svg:x="0.2366in" svg:y="0.6874in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name="Ellipse 18" draw:style-name="Mgr3" draw:text-style-name="MP4" svg:width="0.5697in" svg:height="0.5697in" svg:x="0.75in" svg:y="10.8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footer>
      <style:footer-left>
        <text:p text:style-name="MP5"><draw:custom-shape text:anchor-type="char" draw:z-index="10" draw:name="Ellipse 18" draw:style-name="Mgr3" draw:text-style-name="MP4" svg:width="0.5697in" svg:height="0.5697in" svg:x="6.9591in" svg:y="10.8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page-number text:select-page="current">2</text:page-number><draw:frame text:anchor-type="char" draw:z-index="4" draw:style-name="Mgr1" draw:text-style-name="MP2" svg:width="9.6949in" svg:height="0.5823in" draw:transform="rotate (1.5707963267949) translate (7.28395122484689in 10.6942749343832in)"><draw:text-box><text:p text:style-name="MP2"><text:span text:style-name="MT2">Dossier de spécification des besoins logiciels | <text:s/>15 Février 2015</text:span></text:p></draw:text-box></draw:frame><draw:custom-shape text:anchor-type="char" draw:z-index="6" draw:name="Forme automatique 24" draw:style-name="Mgr2" draw:text-style-name="MP3" svg:width="7.7941in" svg:height="10.3177in" svg:x="0.2366in" svg:y="0.6874in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ssier de spécification des besoins logiciels</dc:title>
    <dc:subject>Nom</dc:subject>
    <meta:initial-creator>Guy Camilleri</meta:initial-creator>
    <meta:creation-date>2012-02-21T18:21:00</meta:creation-date>
    <dc:creator>Linkyu </dc:creator>
    <dc:date>2015-02-13T21:25:48</dc:date>
    <meta:editing-cycles>4</meta:editing-cycles>
    <meta:editing-duration>PT56M9S</meta:editing-duration>
    <meta:generator>LibreOffice/3.5$Linux_X86_64 LibreOffice_project/350m1$Build-2</meta:generator>
    <meta:document-statistic meta:table-count="1" meta:image-count="0" meta:object-count="0" meta:page-count="4" meta:paragraph-count="55" meta:word-count="557" meta:character-count="3780" meta:non-whitespace-character-count="3274"/>
    <meta:user-defined meta:name="Info 1"/>
    <meta:user-defined meta:name="Info 2"/>
    <meta:user-defined meta:name="Info 3"/>
    <meta:user-defined meta:name="Info 4"/>
  </office:meta>
</office:document-meta>
</file>